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Mono" fo:font-size="10pt" officeooo:rsid="00058e55" officeooo:paragraph-rsid="0004ec1a" style:font-name-asian="Nimbus Mono L" style:font-size-asian="10pt" style:font-name-complex="Liberation Mono" style:font-size-complex="10pt"/>
    </style:style>
    <style:style style:name="P2" style:family="paragraph" style:parent-style-name="Standard">
      <style:text-properties style:font-name="Liberation Mono" fo:font-size="10pt" officeooo:rsid="00058e55" officeooo:paragraph-rsid="000547d6" style:font-name-asian="Nimbus Mono L" style:font-size-asian="10pt" style:font-name-complex="Liberation Mono" style:font-size-complex="10pt"/>
    </style:style>
    <style:style style:name="P3" style:family="paragraph" style:parent-style-name="Preformatted_20_Text">
      <style:text-properties style:font-name="Liberation Mono" fo:font-size="10pt" officeooo:rsid="00058e55" officeooo:paragraph-rsid="000a3e6d" style:font-name-asian="Nimbus Mono L" style:font-size-asian="10pt" style:font-name-complex="Liberation Mono" style:font-size-complex="10pt"/>
    </style:style>
    <style:style style:name="P4" style:family="paragraph" style:parent-style-name="Standard">
      <style:text-properties style:font-name="Liberation Mono" fo:font-size="10pt" officeooo:rsid="0006f6ce" officeooo:paragraph-rsid="0006f6ce" style:font-name-asian="Nimbus Mono L" style:font-size-asian="10pt" style:font-name-complex="Liberation Mono" style:font-size-complex="10pt"/>
    </style:style>
    <style:style style:name="P5" style:family="paragraph" style:parent-style-name="Standard">
      <style:text-properties style:font-name="Liberation Mono" fo:font-size="10pt" officeooo:rsid="000896a8" officeooo:paragraph-rsid="000896a8" style:font-name-asian="Nimbus Mono L" style:font-size-asian="10pt" style:font-name-complex="Liberation Mono" style:font-size-complex="10pt"/>
    </style:style>
    <style:style style:name="P6" style:family="paragraph" style:parent-style-name="Standard">
      <style:text-properties style:font-name="Liberation Mono" fo:font-size="10pt" officeooo:rsid="000896a8" officeooo:paragraph-rsid="000d938e" style:font-name-asian="Nimbus Mono L" style:font-size-asian="10pt" style:font-name-complex="Liberation Mono" style:font-size-complex="10pt"/>
    </style:style>
    <style:style style:name="P7" style:family="paragraph" style:parent-style-name="Standard">
      <style:text-properties style:font-name="Liberation Mono" fo:font-size="10pt" officeooo:rsid="000896a8" officeooo:paragraph-rsid="00119865" style:font-name-asian="Nimbus Mono L" style:font-size-asian="10pt" style:font-name-complex="Liberation Mono" style:font-size-complex="10pt"/>
    </style:style>
    <style:style style:name="P8" style:family="paragraph" style:parent-style-name="Standard">
      <style:text-properties style:font-name="Liberation Mono" fo:font-size="10pt" officeooo:rsid="000bc9bf" officeooo:paragraph-rsid="000bc9bf" style:font-name-asian="Nimbus Mono L" style:font-size-asian="10pt" style:font-name-complex="Liberation Mono" style:font-size-complex="10pt"/>
    </style:style>
    <style:style style:name="P9" style:family="paragraph" style:parent-style-name="Standard">
      <style:text-properties style:font-name="Liberation Mono" fo:font-size="10pt" officeooo:rsid="000bc9bf" officeooo:paragraph-rsid="00109a00" style:font-name-asian="Nimbus Mono L" style:font-size-asian="10pt" style:font-name-complex="Liberation Mono" style:font-size-complex="10pt"/>
    </style:style>
    <style:style style:name="P10" style:family="paragraph" style:parent-style-name="Standard">
      <style:text-properties style:font-name="Liberation Mono" fo:font-size="10pt" officeooo:rsid="000bc9bf" officeooo:paragraph-rsid="00119865" style:font-name-asian="Nimbus Mono L" style:font-size-asian="10pt" style:font-name-complex="Liberation Mono" style:font-size-complex="10pt"/>
    </style:style>
    <style:style style:name="P11" style:family="paragraph" style:parent-style-name="Preformatted_20_Text">
      <style:text-properties style:font-name="Liberation Mono" fo:font-size="10pt" officeooo:rsid="000bc9bf" officeooo:paragraph-rsid="001b7980" style:font-name-asian="Nimbus Mono L" style:font-size-asian="10pt" style:font-name-complex="Liberation Mono" style:font-size-complex="10pt"/>
    </style:style>
    <style:style style:name="P12" style:family="paragraph" style:parent-style-name="Standard">
      <style:text-properties style:font-name="Liberation Mono" fo:font-size="10pt" officeooo:rsid="0004ec1a" officeooo:paragraph-rsid="0004ec1a" style:font-name-asian="Nimbus Mono L" style:font-size-asian="10pt" style:font-name-complex="Liberation Mono" style:font-size-complex="10pt"/>
    </style:style>
    <style:style style:name="P13" style:family="paragraph" style:parent-style-name="Standard">
      <style:text-properties style:font-name="Liberation Mono" fo:font-size="10pt" officeooo:rsid="000547d6" officeooo:paragraph-rsid="000547d6" style:font-name-asian="Nimbus Mono L" style:font-size-asian="10pt" style:font-name-complex="Liberation Mono" style:font-size-complex="10pt"/>
    </style:style>
    <style:style style:name="P14" style:family="paragraph" style:parent-style-name="Standard">
      <style:text-properties style:font-name="Liberation Mono" fo:font-size="10pt" officeooo:rsid="00148264" officeooo:paragraph-rsid="00148264" style:font-name-asian="Nimbus Mono L" style:font-size-asian="10pt" style:font-name-complex="Liberation Mono" style:font-size-complex="10pt"/>
    </style:style>
    <style:style style:name="P15" style:family="paragraph" style:parent-style-name="Standard">
      <style:text-properties style:font-name="Liberation Mono" fo:font-size="10pt" officeooo:rsid="00162469" officeooo:paragraph-rsid="00162469" style:font-name-asian="Nimbus Mono L" style:font-size-asian="10pt" style:font-name-complex="Liberation Mono" style:font-size-complex="10pt"/>
    </style:style>
    <style:style style:name="P16" style:family="paragraph" style:parent-style-name="Standard">
      <style:text-properties style:font-name="Liberation Mono" fo:font-size="10pt" officeooo:rsid="0016c0c3" officeooo:paragraph-rsid="0016c0c3" style:font-name-asian="Nimbus Mono L" style:font-size-asian="10pt" style:font-name-complex="Liberation Mono" style:font-size-complex="10pt"/>
    </style:style>
    <style:style style:name="P17" style:family="paragraph" style:parent-style-name="Standard">
      <style:text-properties style:font-name="Liberation Mono" fo:font-size="10pt" officeooo:rsid="0017f686" officeooo:paragraph-rsid="0017f686" style:font-name-asian="Nimbus Mono L" style:font-size-asian="10pt" style:font-name-complex="Liberation Mono" style:font-size-complex="10pt"/>
    </style:style>
    <style:style style:name="P18" style:family="paragraph" style:parent-style-name="Standard">
      <style:text-properties style:font-name="Liberation Mono" fo:font-size="10pt" officeooo:rsid="00187e28" officeooo:paragraph-rsid="00187e28" style:font-name-asian="Nimbus Mono L" style:font-size-asian="10pt" style:font-name-complex="Liberation Mono" style:font-size-complex="10pt"/>
    </style:style>
    <style:style style:name="P19" style:family="paragraph" style:parent-style-name="Preformatted_20_Text">
      <style:text-properties style:font-name="Liberation Mono" fo:font-size="10pt" officeooo:rsid="001d93bb" officeooo:paragraph-rsid="001d93bb" style:font-name-asian="Nimbus Mono L" style:font-size-asian="10pt" style:font-name-complex="Liberation Mono" style:font-size-complex="10pt"/>
    </style:style>
    <style:style style:name="P20" style:family="paragraph" style:parent-style-name="Standard">
      <style:text-properties officeooo:paragraph-rsid="0017c1e2"/>
    </style:style>
    <style:style style:name="P21" style:family="paragraph">
      <loext:graphic-properties draw:fill-color="#00cc00" draw:opacity="50%"/>
      <style:paragraph-properties fo:text-align="center"/>
    </style:style>
    <style:style style:name="P22" style:family="paragraph">
      <loext:graphic-properties draw:fill-color="#b6bf5e" draw:opacity="100%"/>
      <style:paragraph-properties fo:text-align="center"/>
    </style:style>
    <style:style style:name="T1" style:family="text">
      <style:text-properties officeooo:rsid="0004ec1a"/>
    </style:style>
    <style:style style:name="T2" style:family="text">
      <style:text-properties officeooo:rsid="000547d6"/>
    </style:style>
    <style:style style:name="T3" style:family="text">
      <style:text-properties officeooo:rsid="0006f6ce"/>
    </style:style>
    <style:style style:name="T4" style:family="text">
      <style:text-properties officeooo:rsid="000896a8"/>
    </style:style>
    <style:style style:name="T5" style:family="text">
      <style:text-properties officeooo:rsid="000a3e6d"/>
    </style:style>
    <style:style style:name="T6" style:family="text">
      <style:text-properties officeooo:rsid="000b2335"/>
    </style:style>
    <style:style style:name="T7" style:family="text">
      <style:text-properties officeooo:rsid="000b36e7"/>
    </style:style>
    <style:style style:name="T8" style:family="text">
      <style:text-properties officeooo:rsid="000bc9bf"/>
    </style:style>
    <style:style style:name="T9" style:family="text">
      <style:text-properties officeooo:rsid="000bed82"/>
    </style:style>
    <style:style style:name="T10" style:family="text">
      <style:text-properties officeooo:rsid="000d938e"/>
    </style:style>
    <style:style style:name="T11" style:family="text">
      <style:text-properties officeooo:rsid="000ea675"/>
    </style:style>
    <style:style style:name="T12" style:family="text">
      <style:text-properties officeooo:rsid="00109a00"/>
    </style:style>
    <style:style style:name="T13" style:family="text">
      <style:text-properties style:font-name="Liberation Mono" fo:font-size="10pt" officeooo:rsid="00162469" style:font-name-asian="Nimbus Mono L" style:font-size-asian="10pt" style:font-name-complex="Liberation Mono" style:font-size-complex="10pt"/>
    </style:style>
    <style:style style:name="T14" style:family="text">
      <style:text-properties style:font-name="Liberation Mono" fo:font-size="10pt" officeooo:rsid="00172db0" style:font-name-asian="Nimbus Mono L" style:font-size-asian="10pt" style:font-name-complex="Liberation Mono" style:font-size-complex="10pt"/>
    </style:style>
    <style:style style:name="T15" style:family="text">
      <style:text-properties style:font-name="Liberation Mono" fo:font-size="10pt" officeooo:rsid="0016c0c3" style:font-name-asian="Nimbus Mono L" style:font-size-asian="10pt" style:font-name-complex="Liberation Mono" style:font-size-complex="10pt"/>
    </style:style>
    <style:style style:name="T16" style:family="text">
      <style:text-properties style:font-name="Liberation Mono" fo:font-size="10pt" officeooo:rsid="0016f602" style:font-name-asian="Nimbus Mono L" style:font-size-asian="10pt" style:font-name-complex="Liberation Mono" style:font-size-complex="10pt"/>
    </style:style>
    <style:style style:name="T17" style:family="text">
      <style:text-properties style:font-name="Liberation Mono" fo:font-size="10pt" officeooo:rsid="0017c1e2" style:font-name-asian="Nimbus Mono L" style:font-size-asian="10pt" style:font-name-complex="Liberation Mono" style:font-size-complex="10pt"/>
    </style:style>
    <style:style style:name="T18" style:family="text">
      <style:text-properties officeooo:rsid="00119865"/>
    </style:style>
    <style:style style:name="T19" style:family="text">
      <style:text-properties officeooo:rsid="0019e92e"/>
    </style:style>
    <style:style style:name="T20" style:family="text">
      <style:text-properties officeooo:rsid="001b7980"/>
    </style:style>
    <style:style style:name="T21" style:family="text">
      <style:text-properties officeooo:rsid="001ed54c"/>
    </style:style>
    <style:style style:name="gr1" style:family="graphic">
      <style:graphic-properties draw:stroke="solid" svg:stroke-width="0.018cm" svg:stroke-color="#000000" svg:stroke-opacity="0%" draw:stroke-linejoin="round" draw:fill-color="#00cc00" draw:opacity="50%" draw:textarea-horizontal-align="center" draw:textarea-vertical-align="middle" fo:padding-top="0.009cm" fo:padding-bottom="0.009cm" fo:padding-left="0.009cm" fo:padding-right="0.009cm" draw:shadow="visible" draw:shadow-offset-x="0cm" draw:shadow-offset-y="0cm" draw:shadow-color="#000000" draw:shadow-opacity="80%" style:protect="size"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2" style:family="graphic">
      <style:graphic-properties draw:stroke="solid" svg:stroke-width="0.018cm" svg:stroke-color="#000000" svg:stroke-opacity="100%" draw:stroke-linejoin="round" draw:fill-color="#00cc00" draw:opacity="50%" draw:textarea-horizontal-align="center" draw:textarea-vertical-align="middle" fo:padding-top="0.009cm" fo:padding-bottom="0.009cm" fo:padding-left="0.009cm" fo:padding-right="0.009cm" draw:shadow="visible" draw:shadow-offset-x="0cm" draw:shadow-offset-y="0cm" draw:shadow-color="#000000" draw:shadow-opacity="80%" style:protect="size"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solid" svg:stroke-width="0.018cm" svg:stroke-color="#000000" svg:stroke-opacity="0%" draw:stroke-linejoin="round" draw:fill-color="#00cc00" draw:opacity="50%" draw:textarea-horizontal-align="center" draw:textarea-vertical-align="middle" fo:padding-top="0.009cm" fo:padding-bottom="0.009cm" fo:padding-left="0.009cm" fo:padding-right="0.009cm" draw:shadow="visible" draw:shadow-offset-x="0cm" draw:shadow-offset-y="0cm" draw:shadow-color="#000000" draw:shadow-opacity="80%" style:protect="size"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dash" draw:stroke-dash="Dash_20_Dot_20_5" svg:stroke-width="0.035cm" svg:stroke-color="#f5ed0a" svg:stroke-opacity="0%" draw:stroke-linejoin="round" draw:fill-color="#b6bf5e" draw:opacity="100%" draw:textarea-horizontal-align="center" draw:textarea-vertical-align="middle" fo:padding-top="0.018cm" fo:padding-bottom="0.018cm" fo:padding-left="0.018cm" fo:padding-right="0.018cm" draw:shadow="visible" draw:shadow-offset-x="0cm" draw:shadow-offset-y="0cm" draw:shadow-color="#000000" draw:shadow-opacity="80%" style:protect="size" style:run-through="fore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polygon text:anchor-type="page" text:anchor-page-number="0" draw:z-index="3" draw:name="turtle" draw:style-name="gr1" draw:text-style-name="P21" drawooo:display="printer" svg:width="0cm" svg:height="0cm" svg:x="10.507cm" svg:y="14.861cm" svg:viewBox="0 0 0 0" draw:points="0,0">
        <text:p/>
      </draw:polygon>
      <draw:path text:anchor-type="page" text:anchor-page-number="1" draw:z-index="2" draw:name="turtle" draw:style-name="gr2" draw:text-style-name="P21" svg:width="1.199cm" svg:height="1.199cm" svg:x="9.897cm" svg:y="14.248cm" svg:viewBox="0 0 1200 1200" svg:d="M480 730l-125 217-46-171zM600 100l126 125-126 125-124-125zM895 770l-171-46 126 216zM1066 396l-242-65-153 89 242 64zM525 425l-217-125-125 217zM850 600l-250-250-250 250 250 250zM600 1200zM717 1188zM830 1154zM933 1099zM1024 1024zM1099 933zM1154 830zM1188 717zM1200 600zM1188 483zM1154 370zM1099 267zM1024 176zM933 101zM830 46zM717 12zM600 0zM483 12zM370 46zM267 101zM176 176zM101 267zM46 370zM12 483zM0 600zM12 717zM46 830zM101 933zM176 1024zM267 1099zM370 1154zM483 1188zM600 600z">
        <text:p/>
      </draw:path>
      <draw:polygon text:anchor-type="page" text:anchor-page-number="1" draw:z-index="1" draw:name="turtle" draw:style-name="gr3" draw:text-style-name="P21" drawooo:display="printer" svg:width="0cm" svg:height="0cm" svg:x="10.507cm" svg:y="14.861cm" svg:viewBox="0 0 0 0" draw:points="0,0">
        <text:p/>
      </draw:polygon>
      <draw:polygon text:anchor-type="page" text:anchor-page-number="1" draw:z-index="0" draw:name="turtle" draw:style-name="gr4" draw:text-style-name="P22" drawooo:display="printer" svg:width="0cm" svg:height="0cm" svg:x="13.998cm" svg:y="14.848cm" svg:viewBox="0 0 0 0" draw:points="0,0">
        <text:p/>
      </draw:polygon>
      <text:p text:style-name="P1">; <text:span text:style-name="T1">This script is used to compare “Orlando Furioso” with some of the most</text:span></text:p>
      <text:p text:style-name="P12">; important modern fantasy literature work.</text:p>
      <text:p text:style-name="P1">; <text:span text:style-name="T1">The main idea is to see how some of the themes explored in the “Orlando</text:span></text:p>
      <text:p text:style-name="P1">; <text:span text:style-name="T1">Furioso” has been later explored again in the modern fantasy literature</text:span></text:p>
      <text:p text:style-name="P1">; <text:span text:style-name="T1">The goal is to highlight how much the “Orlando Furioso” has been an </text:span></text:p>
      <text:p text:style-name="P1">; <text:span text:style-name="T1">important inspiration mainly for the fantasy literature</text:span></text:p>
      <text:p text:style-name="P1"/>
      <text:p text:style-name="P1">; <text:span text:style-name="T1">The literature works that will be compared are:</text:span></text:p>
      <text:p text:style-name="P1">;<text:tab/><text:span text:style-name="T1">ORLANDO FURIOSO</text:span></text:p>
      <text:p text:style-name="P1">;<text:tab/><text:span text:style-name="T1">A SONG OF ICE AND FIRE</text:span></text:p>
      <text:p text:style-name="P1">; <text:tab/><text:span text:style-name="T1">LORD OF THE RINGS</text:span></text:p>
      <text:p text:style-name="P1">;<text:tab/><text:span text:style-name="T1">HARRY POTTER</text:span></text:p>
      <text:p text:style-name="P1">;<text:tab/><text:span text:style-name="T1">NARNIA CHRONICLES</text:span></text:p>
      <text:p text:style-name="P1"/>
      <text:p text:style-name="P1">; <text:span text:style-name="T1">The themes that will be explored are:</text:span></text:p>
      <text:p text:style-name="P1">;<text:tab/><text:span text:style-name="T1">LOVE AND MADNESS</text:span></text:p>
      <text:p text:style-name="P1">;<text:tab/><text:span text:style-name="T1">THE POWER OF WORDS</text:span></text:p>
      <text:p text:style-name="P1">;<text:tab/><text:span text:style-name="T1">THE LURE OF POWER</text:span></text:p>
      <text:p text:style-name="P1">;<text:tab/><text:span text:style-name="T1">THE POWER OF MUSIC</text:span></text:p>
      <text:p text:style-name="P1">;<text:tab/><text:span text:style-name="T1">THE POWER OF FRIENDSHIP</text:span></text:p>
      <text:p text:style-name="P1"/>
      <text:p text:style-name="P1">; <text:span text:style-name="T1">The structure of the script is the following:</text:span></text:p>
      <text:p text:style-name="P1">;<text:tab/><text:span text:style-name="T1">1. At first one of the 5 theme will be randomly selected</text:span></text:p>
      <text:p text:style-name="P1">;<text:tab/><text:span text:style-name="T2">2. Then (però devo capire come gestire gli array e se posso mettere dei</text:span></text:p>
      <text:p text:style-name="P2">;<text:tab/><text:span text:style-name="T2">costraints) the characters and the situation (for each work) will be</text:span></text:p>
      <text:p text:style-name="P13">;<text:tab/>selected</text:p>
      <text:p text:style-name="P2">;<text:tab/><text:span text:style-name="T2">3. </text:span><text:span text:style-name="T3">The theme will be explored (and printed) for each work with the passage</text:span></text:p>
      <text:p text:style-name="P2">;<text:tab/><text:span text:style-name="T3">from the work that relates to the theme</text:span></text:p>
      <text:p text:style-name="P2"/>
      <text:p text:style-name="P2"/>
      <text:p text:style-name="P4">TO comparison</text:p>
      <text:p text:style-name="P4"><text:tab/><text:span text:style-name="T6">t = “</text:span><text:span text:style-name="T20">Love and Madness”</text:span></text:p>
      <text:p text:style-name="P4"><text:tab/>structure = [of<text:span text:style-name="T4">(</text:span><text:span text:style-name="T6">t</text:span><text:span text:style-name="T4">)</text:span>, asoiaf<text:span text:style-name="T4">(</text:span><text:span text:style-name="T6">t</text:span><text:span text:style-name="T4">)</text:span>, lotr<text:span text:style-name="T4">(</text:span><text:span text:style-name="T6">t</text:span><text:span text:style-name="T4">)</text:span>, hp<text:span text:style-name="T4">(</text:span><text:span text:style-name="T6">t</text:span><text:span text:style-name="T4">)</text:span>, nc<text:span text:style-name="T4">(</text:span><text:span text:style-name="T6">t</text:span><text:span text:style-name="T4">)</text:span>]</text:p>
      <text:p text:style-name="P4"><text:tab/>compare = “\n<text:span text:style-name="T19">\n\n</text:span>”.join(structure)</text:p>
      <text:p text:style-name="P4"><text:tab/>OUTPUT compare</text:p>
      <text:p text:style-name="P4">END</text:p>
      <text:p text:style-name="P4"/>
      <text:p text:style-name="P4"/>
      <text:p text:style-name="P5">TO theme</text:p>
      <text:p text:style-name="P5"><text:tab/>OUTPUT RANDOM [“Love and Madness”, “The Power of Words”, “The Lure of Power”, “The Power of Music”, “The Power of Friendship”]</text:p>
      <text:p text:style-name="P5">END</text:p>
      <text:p text:style-name="P5"/>
      <text:p text:style-name="P5"/>
      <text:p text:style-name="P9">TO lam :<text:span text:style-name="T9">mc :lo :</text:span><text:span text:style-name="T18">p</text:span></text:p>
      <text:p text:style-name="P10"><text:span text:style-name="T11"><text:tab/></text:span><text:span text:style-name="T12">OUTPUT “The love of ” + :mc + “ for ” + :lo + “ was so intense but could not be fullfilled.\n For this ” </text:span><text:span text:style-name="T18">+ :mc + “ became mad.\n\n” + :p</text:span></text:p>
      <text:p text:style-name="P8">END</text:p>
      <text:p text:style-name="P8"/>
      <text:p text:style-name="P5"/>
      <text:p text:style-name="P6">TO <text:span text:style-name="T7">of</text:span> :<text:span text:style-name="T5">theme</text:span></text:p>
      <text:p text:style-name="P7"><text:span text:style-name="T9"><text:tab/>IF</text:span><text:span text:style-name="T8"> :theme </text:span><text:span text:style-name="T10">=</text:span><text:span text:style-name="T9"> </text:span><text:span text:style-name="T8">“Love and Madness” </text:span><text:span text:style-name="T10">[ </text:span><text:span text:style-name="T11">OUTPUT </text:span><text:span text:style-name="T10">lam(“Orlando”, “Angelica”, “</text:span><text:span text:style-name="T18">Canto XVIII\n</text:span><text:span text:style-name="T11">Orlando, seeing Angelica depart,</text:span><text:span text:style-name="T18">\n</text:span><text:span text:style-name="T11">With her went all his joy; and when he knew</text:span><text:span text:style-name="T18">\n</text:span><text:span text:style-name="T11">By her own lips that she could not impart</text:span><text:span text:style-name="T18">\n</text:span><text:span text:style-name="T11">Love for his love, a maniac</text:span><text:span text:style-name="T18">\</text:span><text:span text:style-name="T11">'s fury grew.</text:span><text:span text:style-name="T18">\n</text:span><text:span text:style-name="T11">The damsel, fearing for her precious heart,</text:span><text:span text:style-name="T18">\n</text:span><text:span text:style-name="T11">Fled to the wood, and, lost to mortal view,</text:span><text:span text:style-name="T18">\n</text:span><text:span text:style-name="T11">Found herself prisoner to a savage crew,</text:span><text:span text:style-name="T18">\n</text:span><text:span text:style-name="T11">Who in a dungeon her in fetters threw.</text:span><text:span text:style-name="T10">”) ]</text:span><text:span text:style-name="T11"> [ OUTPUT :theme ]</text:span></text:p>
      <text:p text:style-name="P5">END</text:p>
      <text:p text:style-name="P5"/>
      <text:p text:style-name="P5"/>
      <text:p text:style-name="P14">TO asoiaf :theme</text:p>
      <text:p text:style-name="P14"><text:tab/>IF :theme = “Love and Madness” [ OUTPUT lam(“Jorah Mormot”, “Daenerys Targaryen”, “A Dance with Dragons, Chapter 61\nIn this chapter Jorah find out <text:soft-page-break/>that he contracted Greyscale during a fight in the pits of Mereen done in order to win back Daenerys\’ trust and love”) ] [ OUTPUT :theme ]</text:p>
      <text:p text:style-name="P14">END</text:p>
      <text:p text:style-name="P14"/>
      <text:p text:style-name="P14"/>
      <text:p text:style-name="P15">TO lotr :theme</text:p>
      <text:p text:style-name="P20"><text:span text:style-name="T13"><text:tab/>IF :theme = “Love and Madness” [ OUTPUT lam(“</text:span><text:span text:style-name="T14">Gollum</text:span><text:span text:style-name="T13">”, “</text:span><text:span text:style-name="T14">The One Ring</text:span><text:span text:style-name="T15">”, “The </text:span><text:span text:style-name="T17">Two Towers</text:span><text:span text:style-name="T15">, chapter </text:span><text:span text:style-name="T17">1</text:span><text:span text:style-name="T16">\nOnce was I, once I was, the most excellent of hobbitses. And then Gollum ate them all. But still he was hungry, and still he wanted the Ring, the precious. It was his birthday present, and he wanted it back. No one should have taken it. I, I, Gollum, came and slipped in, and slipped out again. And then, and then, next day, when hobbitses searched, he was gone. Yes gone. Never find him, they said. He</text:span><text:span text:style-name="T17">\</text:span><text:span text:style-name="T16">'s gone, gone into the dark, gone into the fire, and precious, precious, precious!</text:span><text:span text:style-name="T15">”</text:span><text:span text:style-name="T13">) ] [ OUTPUT :theme ]</text:span></text:p>
      <text:p text:style-name="P16">END</text:p>
      <text:p text:style-name="P16"/>
      <text:p text:style-name="P16"/>
      <text:p text:style-name="P17">TO hp :theme</text:p>
      <text:p text:style-name="P17"><text:tab/>IF :theme = “Love and Madness” [ OUTPUT lam(“Snape”, “Lily”, “Harry Potter and the Deathly Hallows, chapter 33\nIn this chapter the reader finds out that all the action Snape did in the story has been driven by his love for Lily; anyway his action will lead him to death”) ] [ OUTPUT :theme ]</text:p>
      <text:p text:style-name="P17">END</text:p>
      <text:p text:style-name="P17"/>
      <text:p text:style-name="P17"/>
      <text:p text:style-name="P18">TO nc :theme</text:p>
      <text:p text:style-name="P18"><text:tab/>IF :theme = “Love and Madness” [ OUTPUT lam(“Rilian”, “The <text:span text:style-name="T19">Queen of Underland</text:span>”, “<text:span text:style-name="T19">The Silver Chair, chapter 13\nIn this chapter is found that Rilian became mad due to the loved he felt for the Queen of Underland that enchanted him; thanks to the enchantment the queen drove Rilian to loose his loyality to Narnia</text:span>”) ] [ OUTPUT :theme ]</text:p>
      <text:p text:style-name="P18">END</text:p>
      <text:p text:style-name="P16"/>
      <text:p text:style-name="P3"/>
      <text:p text:style-name="P11">;<text:span text:style-name="T20">main program</text:span></text:p>
      <text:p text:style-name="P19">HIDETURTLE</text:p>
      <text:p text:style-name="P19">t = “Love and Madness”</text:p>
      <text:p text:style-name="P19">PRINT <text:span text:style-name="T21">asoiaf</text:span>(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draw:stroke-dash draw:name="Dash_20_Dot_20_5" draw:display-name="Dash Dot 5" draw:style="rect" draw:dots2="1" draw:dots2-length="0.02cm" draw:distance="0.0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5T11:57:42.397243853</meta:creation-date>
    <dc:date>2023-05-29T12:10:03.009486250</dc:date>
    <meta:editing-duration>PT1H32M38S</meta:editing-duration>
    <meta:editing-cycles>11</meta:editing-cycles>
    <meta:generator>LibreOffice/7.3.7.2$Linux_X86_64 LibreOffice_project/30$Build-2</meta:generator>
    <meta:document-statistic meta:table-count="0" meta:image-count="0" meta:object-count="0" meta:page-count="2" meta:paragraph-count="56" meta:word-count="666" meta:character-count="3586" meta:non-whitespace-character-count="2963"/>
  </office:meta>
</office:document-meta>
</file>